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75in"/>
    </style:style>
    <style:style style:name="co2" style:family="table-column">
      <style:table-column-properties fo:break-before="auto" style:column-width="2.0425in"/>
    </style:style>
    <style:style style:name="co3" style:family="table-column">
      <style:table-column-properties fo:break-before="auto" style:column-width="2.7638in"/>
    </style:style>
    <style:style style:name="co4" style:family="table-column">
      <style:table-column-properties fo:break-before="auto" style:column-width="1.845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color="#000000" style:font-name="Arial1" fo:language="en" fo:country="US" style:font-name-asian="Arial1" style:language-asian="en" style:country-asian="US" style:font-name-complex="Arial1" style:font-size-complex="5.65000009536743pt" style:language-complex="en" style:country-complex="U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 style:data-style-name="N104">
      <style:table-cell-properties fo:wrap-option="wrap"/>
    </style:style>
    <style:style style:name="ce7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04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5" table:number-columns-repeated="4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What for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Number</text:p>
          </table:table-cell>
          <table:table-cell table:style-name="ce7" office:value-type="string">
            <text:p>Price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Ext Price</text:p>
          </table:table-cell>
          <table:table-cell table:number-columns-repeated="2"/>
        </table:table-row>
        <table:table-row table:style-name="ro1">
          <table:table-cell office:value-type="string">
            <text:p>2-56 Dubro Swivel Ball Links</text:p>
          </table:table-cell>
          <table:table-cell office:value-type="string">
            <text:p>Linkage</text:p>
          </table:table-cell>
          <table:table-cell office:value-type="string">
            <text:p>Cyote Hobbies</text:p>
          </table:table-cell>
          <table:table-cell office:value-type="string">
            <text:p>LXAPC4</text:p>
          </table:table-cell>
          <table:table-cell office:value-type="currency" office:currency="USD" office:value="16.39">
            <text:p>$16.39</text:p>
          </table:table-cell>
          <table:table-cell office:value-type="float" office:value="2">
            <text:p>2</text:p>
          </table:table-cell>
          <table:table-cell table:formula="of:=[.F2]*[.E2]" office:value-type="currency" office:currency="USD" office:value="32.78">
            <text:p>$32.78</text:p>
          </table:table-cell>
          <table:table-cell table:number-columns-repeated="2"/>
        </table:table-row>
        <table:table-row table:style-name="ro1">
          <table:table-cell office:value-type="string">
            <text:p>JR 8717 300hz Digital Servo</text:p>
          </table:table-cell>
          <table:table-cell office:value-type="string">
            <text:p>Linkage</text:p>
          </table:table-cell>
          <table:table-cell office:value-type="string">
            <text:p>Cyote Hobbies</text:p>
          </table:table-cell>
          <table:table-cell office:value-type="string">
            <text:p>JR 8717</text:p>
          </table:table-cell>
          <table:table-cell office:value-type="currency" office:currency="USD" office:value="109">
            <text:p>$109.00</text:p>
          </table:table-cell>
          <table:table-cell office:value-type="float" office:value="1">
            <text:p>1</text:p>
          </table:table-cell>
          <table:table-cell table:formula="of:=[.F3]*[.E3]" office:value-type="currency" office:currency="USD" office:value="109">
            <text:p>$109.00</text:p>
          </table:table-cell>
          <table:table-cell table:number-columns-repeated="2"/>
        </table:table-row>
        <table:table-row table:style-name="ro1">
          <table:table-cell office:value-type="string">
            <text:p>1” by 0.375” 6061-T6 Flat bar, 3ft length</text:p>
          </table:table-cell>
          <table:table-cell office:value-type="string">
            <text:p>bell cranks</text:p>
          </table:table-cell>
          <table:table-cell office:value-type="string">
            <text:p>Master Carr</text:p>
          </table:table-cell>
          <table:table-cell table:style-name="ce4" office:value-type="string">
            <text:p>8975K543 </text:p>
          </table:table-cell>
          <table:table-cell office:value-type="currency" office:currency="USD" office:value="9.43">
            <text:p>$9.43</text:p>
          </table:table-cell>
          <table:table-cell office:value-type="float" office:value="1">
            <text:p>1</text:p>
          </table:table-cell>
          <table:table-cell table:formula="of:=[.F4]*[.E4]" office:value-type="currency" office:currency="USD" office:value="9.43">
            <text:p>$9.43</text:p>
          </table:table-cell>
          <table:table-cell table:number-columns-repeated="2"/>
        </table:table-row>
        <table:table-row table:style-name="ro1">
          <table:table-cell office:value-type="string">
            <text:p>3mm screw, 18mm long, socket head cap screw</text:p>
          </table:table-cell>
          <table:table-cell office:value-type="string">
            <text:p>bell cranks</text:p>
          </table:table-cell>
          <table:table-cell office:value-type="string">
            <text:p>Master Carr</text:p>
          </table:table-cell>
          <table:table-cell office:value-type="string">
            <text:p>91292A029</text:p>
          </table:table-cell>
          <table:table-cell office:value-type="currency" office:currency="USD" office:value="6.89">
            <text:p>$6.89</text:p>
          </table:table-cell>
          <table:table-cell office:value-type="float" office:value="1">
            <text:p>1</text:p>
          </table:table-cell>
          <table:table-cell table:formula="of:=[.F5]*[.E5]" office:value-type="currency" office:currency="USD" office:value="6.89">
            <text:p>$6.89</text:p>
          </table:table-cell>
          <table:table-cell table:number-columns-repeated="2"/>
        </table:table-row>
        <table:table-row table:style-name="ro1">
          <table:table-cell office:value-type="string">
            <text:p>3mmID Tubing</text:p>
          </table:table-cell>
          <table:table-cell office:value-type="string">
            <text:p>bell cranks</text:p>
          </table:table-cell>
          <table:table-cell office:value-type="string">
            <text:p>Master Carr</text:p>
          </table:table-cell>
          <table:table-cell table:style-name="ce5" office:value-type="string">
            <text:p><text:s/>50415K158</text:p>
          </table:table-cell>
          <table:table-cell table:style-name="ce8" office:value-type="currency" office:currency="USD" office:value="11.65">
            <text:p>$11.65</text:p>
          </table:table-cell>
          <table:table-cell table:style-name="ce4" office:value-type="float" office:value="1">
            <text:p>1</text:p>
          </table:table-cell>
          <table:table-cell table:formula="of:=[.F6]*[.E6]" office:value-type="currency" office:currency="USD" office:value="11.65">
            <text:p>$11.65</text:p>
          </table:table-cell>
          <table:table-cell table:number-columns-repeated="2"/>
        </table:table-row>
        <table:table-row table:style-name="ro1">
          <table:table-cell office:value-type="string">
            <text:p>3mmX6mmX2.5mm Ball Bearing</text:p>
          </table:table-cell>
          <table:table-cell office:value-type="string">
            <text:p>bell cranks</text:p>
          </table:table-cell>
          <table:table-cell office:value-type="string">
            <text:p>Master Carr</text:p>
          </table:table-cell>
          <table:table-cell office:value-type="string">
            <text:p>7804K124</text:p>
          </table:table-cell>
          <table:table-cell office:value-type="currency" office:currency="USD" office:value="6.79">
            <text:p>$6.79</text:p>
          </table:table-cell>
          <table:table-cell office:value-type="float" office:value="6">
            <text:p>6</text:p>
          </table:table-cell>
          <table:table-cell table:formula="of:=[.F7]*[.E7]" office:value-type="currency" office:currency="USD" office:value="40.74">
            <text:p>$40.74</text:p>
          </table:table-cell>
          <table:table-cell table:number-columns-repeated="2"/>
        </table:table-row>
        <table:table-row table:style-name="ro1">
          <table:table-cell office:value-type="string">
            <text:p>1/2” OD, 1/4” ID, 0.1875” thick ball bearings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57155K376</text:p>
          </table:table-cell>
          <table:table-cell office:value-type="currency" office:currency="USD" office:value="5.1">
            <text:p>$5.10</text:p>
          </table:table-cell>
          <table:table-cell office:value-type="float" office:value="8">
            <text:p>8</text:p>
          </table:table-cell>
          <table:table-cell table:formula="of:=[.F8]*[.E8]" office:value-type="currency" office:currency="USD" office:value="40.8">
            <text:p>$40.80</text:p>
          </table:table-cell>
          <table:table-cell table:number-columns-repeated="2"/>
        </table:table-row>
        <table:table-row table:style-name="ro1">
          <table:table-cell office:value-type="string">
            <text:p>1/4” ID Shaft Collar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9414T6</text:p>
          </table:table-cell>
          <table:table-cell office:value-type="currency" office:currency="USD" office:value="0.58">
            <text:p>$0.58</text:p>
          </table:table-cell>
          <table:table-cell office:value-type="float" office:value="4">
            <text:p>4</text:p>
          </table:table-cell>
          <table:table-cell table:formula="of:=[.F9]*[.E9]" office:value-type="currency" office:currency="USD" office:value="2.32">
            <text:p>$2.32</text:p>
          </table:table-cell>
          <table:table-cell table:number-columns-repeated="2"/>
        </table:table-row>
        <table:table-row table:style-name="ro2">
          <table:table-cell office:value-type="string">
            <text:p>1/4” OD Precision ground rod, hopefully machinable, 3ft section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1144K16</text:p>
          </table:table-cell>
          <table:table-cell/>
          <table:table-cell office:value-type="float" office:value="1">
            <text:p>1</text:p>
          </table:table-cell>
          <table:table-cell table:formula="of:=[.F10]*[.E1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4-40 Lock Nuts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<text:s/>91831A005</text:p>
          </table:table-cell>
          <table:table-cell office:value-type="currency" office:currency="USD" office:value="3.95">
            <text:p>$3.95</text:p>
          </table:table-cell>
          <table:table-cell office:value-type="float" office:value="1">
            <text:p>1</text:p>
          </table:table-cell>
          <table:table-cell table:formula="of:=[.F11]*[.E11]" office:value-type="currency" office:currency="USD" office:value="3.95">
            <text:p>$3.95</text:p>
          </table:table-cell>
          <table:table-cell table:number-columns-repeated="2"/>
        </table:table-row>
        <table:table-row table:style-name="ro1">
          <table:table-cell office:value-type="string">
            <text:p>4-40 socket head cap screw, 0.75” long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<text:s/>92196A113</text:p>
          </table:table-cell>
          <table:table-cell office:value-type="currency" office:currency="USD" office:value="3.93">
            <text:p>$3.93</text:p>
          </table:table-cell>
          <table:table-cell office:value-type="float" office:value="1">
            <text:p>1</text:p>
          </table:table-cell>
          <table:table-cell table:formula="of:=[.F12]*[.E12]" office:value-type="currency" office:currency="USD" office:value="3.93">
            <text:p>$3.93</text:p>
          </table:table-cell>
          <table:table-cell table:number-columns-repeated="2"/>
        </table:table-row>
        <table:table-row table:style-name="ro1">
          <table:table-cell office:value-type="string">
            <text:p>4-40 socket head cap screw, 1” long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<text:s/>92196A115</text:p>
          </table:table-cell>
          <table:table-cell office:value-type="currency" office:currency="USD" office:value="4">
            <text:p>$4.00</text:p>
          </table:table-cell>
          <table:table-cell office:value-type="float" office:value="1">
            <text:p>1</text:p>
          </table:table-cell>
          <table:table-cell table:formula="of:=[.F13]*[.E13]" office:value-type="currency" office:currency="USD" office:value="4">
            <text:p>$4.00</text:p>
          </table:table-cell>
          <table:table-cell table:number-columns-repeated="2"/>
        </table:table-row>
        <table:table-row table:style-name="ro1">
          <table:table-cell office:value-type="string">
            <text:p>4-40 Washers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90945A711</text:p>
          </table:table-cell>
          <table:table-cell office:value-type="currency" office:currency="USD" office:value="13.05">
            <text:p>$13.05</text:p>
          </table:table-cell>
          <table:table-cell office:value-type="float" office:value="1">
            <text:p>1</text:p>
          </table:table-cell>
          <table:table-cell table:formula="of:=[.F14]*[.E14]" office:value-type="currency" office:currency="USD" office:value="13.05">
            <text:p>$13.05</text:p>
          </table:table-cell>
          <table:table-cell table:number-columns-repeated="2"/>
        </table:table-row>
        <table:table-row table:style-name="ro2">
          <table:table-cell office:value-type="string">
            <text:p>Aluminum (Alloy 6061) Tube 1/2" OD, .402" ID, .049" Wall Thickness, 1' Length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<text:s/>9056K653</text:p>
          </table:table-cell>
          <table:table-cell office:value-type="currency" office:currency="USD" office:value="5.96">
            <text:p>$5.96</text:p>
          </table:table-cell>
          <table:table-cell office:value-type="float" office:value="1">
            <text:p>1</text:p>
          </table:table-cell>
          <table:table-cell table:formula="of:=[.F15]*[.E15]" office:value-type="currency" office:currency="USD" office:value="5.96">
            <text:p>$5.96</text:p>
          </table:table-cell>
          <table:table-cell table:number-columns-repeated="2"/>
        </table:table-row>
        <table:table-row table:style-name="ro1">
          <table:table-cell office:value-type="string">
            <text:p>Canard Spacer tubing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table:style-name="ce4" office:value-type="string">
            <text:p><text:a xlink:href="http://www.mcmaster.com/itm/find.ASP?tab=find&amp;context=psrchDtlLink&amp;fasttrack=False&amp;searchstring=8457K24">8457K24</text:a> </text:p>
          </table:table-cell>
          <table:table-cell table:style-name="ce9" office:value-type="currency" office:currency="USD" office:value="5.01">
            <text:p>$5.01</text:p>
          </table:table-cell>
          <table:table-cell office:value-type="float" office:value="1">
            <text:p>1</text:p>
          </table:table-cell>
          <table:table-cell table:formula="of:=[.F16]*[.E16]" office:value-type="currency" office:currency="USD" office:value="5.01">
            <text:p>$5.01</text:p>
          </table:table-cell>
          <table:table-cell table:number-columns-repeated="2"/>
        </table:table-row>
        <table:table-row table:style-name="ro1">
          <table:table-cell office:value-type="string">
            <text:p>Woodruff Keys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98525A050</text:p>
          </table:table-cell>
          <table:table-cell office:value-type="currency" office:currency="USD" office:value="6.01">
            <text:p>$6.01</text:p>
          </table:table-cell>
          <table:table-cell office:value-type="float" office:value="1">
            <text:p>1</text:p>
          </table:table-cell>
          <table:table-cell table:formula="of:=[.F17]*[.E17]" office:value-type="currency" office:currency="USD" office:value="6.01">
            <text:p>$6.01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number-columns-repeated="4"/>
        </table:table-row>
        <table:table-row table:style-name="ro1">
          <table:table-cell office:value-type="string">
            <text:p>2-56 Screws, 0.375” long, socket head cap</text:p>
          </table:table-cell>
          <table:table-cell office:value-type="string">
            <text:p>Linkage</text:p>
          </table:table-cell>
          <table:table-cell office:value-type="string">
            <text:p>Master Carr</text:p>
          </table:table-cell>
          <table:table-cell office:value-type="string">
            <text:p><text:s/>92196A079</text:p>
          </table:table-cell>
          <table:table-cell office:value-type="currency" office:currency="USD" office:value="3.72">
            <text:p>$3.72</text:p>
          </table:table-cell>
          <table:table-cell office:value-type="float" office:value="1">
            <text:p>1</text:p>
          </table:table-cell>
          <table:table-cell table:formula="of:=[.F19]*[.E19]" office:value-type="currency" office:currency="USD" office:value="3.72">
            <text:p>$3.72</text:p>
          </table:table-cell>
          <table:table-cell table:number-columns-repeated="2"/>
        </table:table-row>
        <table:table-row table:style-name="ro1">
          <table:table-cell office:value-type="string">
            <text:p>2-56 Screws, 0.5” long, socket head cap</text:p>
          </table:table-cell>
          <table:table-cell office:value-type="string">
            <text:p>Linkage</text:p>
          </table:table-cell>
          <table:table-cell office:value-type="string">
            <text:p>Master Carr</text:p>
          </table:table-cell>
          <table:table-cell office:value-type="string">
            <text:p><text:s/>92196A081</text:p>
          </table:table-cell>
          <table:table-cell office:value-type="currency" office:currency="USD" office:value="3.97">
            <text:p>$3.97</text:p>
          </table:table-cell>
          <table:table-cell office:value-type="float" office:value="1">
            <text:p>1</text:p>
          </table:table-cell>
          <table:table-cell table:formula="of:=[.F20]*[.E20]" office:value-type="currency" office:currency="USD" office:value="3.97">
            <text:p>$3.97</text:p>
          </table:table-cell>
          <table:table-cell table:number-columns-repeated="2"/>
        </table:table-row>
        <table:table-row table:style-name="ro1">
          <table:table-cell office:value-type="string">
            <text:p>2-56 Screws, 0.75” long, socket head cap</text:p>
          </table:table-cell>
          <table:table-cell office:value-type="string">
            <text:p>Linkage</text:p>
          </table:table-cell>
          <table:table-cell office:value-type="string">
            <text:p>Master Carr</text:p>
          </table:table-cell>
          <table:table-cell office:value-type="string">
            <text:p>92196A084</text:p>
          </table:table-cell>
          <table:table-cell office:value-type="currency" office:currency="USD" office:value="4.64">
            <text:p>$4.64</text:p>
          </table:table-cell>
          <table:table-cell office:value-type="float" office:value="1">
            <text:p>1</text:p>
          </table:table-cell>
          <table:table-cell table:formula="of:=[.F21]*[.E21]" office:value-type="currency" office:currency="USD" office:value="4.64">
            <text:p>$4.64</text:p>
          </table:table-cell>
          <table:table-cell table:number-columns-repeated="2"/>
        </table:table-row>
        <table:table-row table:style-name="ro1">
          <table:table-cell office:value-type="string">
            <text:p>2-56 Threaded rod, 1” sections</text:p>
          </table:table-cell>
          <table:table-cell office:value-type="string">
            <text:p>Linkage</text:p>
          </table:table-cell>
          <table:table-cell office:value-type="string">
            <text:p>Master Carr</text:p>
          </table:table-cell>
          <table:table-cell office:value-type="string">
            <text:p><text:s/>98804A003</text:p>
          </table:table-cell>
          <table:table-cell office:value-type="currency" office:currency="USD" office:value="1.72">
            <text:p>$1.72</text:p>
          </table:table-cell>
          <table:table-cell office:value-type="float" office:value="1">
            <text:p>1</text:p>
          </table:table-cell>
          <table:table-cell table:formula="of:=[.F22]*[.E22]" office:value-type="currency" office:currency="USD" office:value="1.72">
            <text:p>$1.72</text:p>
          </table:table-cell>
          <table:table-cell table:number-columns-repeated="2"/>
        </table:table-row>
        <table:table-row table:style-name="ro1">
          <table:table-cell office:value-type="string">
            <text:p>2-56 Washers, a bag</text:p>
          </table:table-cell>
          <table:table-cell office:value-type="string">
            <text:p>Linkage</text:p>
          </table:table-cell>
          <table:table-cell office:value-type="string">
            <text:p>Master Carr</text:p>
          </table:table-cell>
          <table:table-cell office:value-type="string">
            <text:p>98370A003</text:p>
          </table:table-cell>
          <table:table-cell office:value-type="currency" office:currency="USD" office:value="5">
            <text:p>$5.00</text:p>
          </table:table-cell>
          <table:table-cell office:value-type="float" office:value="1">
            <text:p>1</text:p>
          </table:table-cell>
          <table:table-cell table:formula="of:=[.F23]*[.E23]" office:value-type="currency" office:currency="USD" office:value="5">
            <text:p>$5.00</text:p>
          </table:table-cell>
          <table:table-cell table:number-columns-repeated="2"/>
        </table:table-row>
        <table:table-row table:style-name="ro2">
          <table:table-cell office:value-type="string">
            <text:p>0.0625 thick, Silting saw that can do 0.671” deep, 3” or larger diameter</text:p>
          </table:table-cell>
          <table:table-cell office:value-type="string">
            <text:p>Tooling</text:p>
          </table:table-cell>
          <table:table-cell office:value-type="string">
            <text:p>Master Carr</text:p>
          </table:table-cell>
          <table:table-cell office:value-type="string">
            <text:p>3061A35</text:p>
          </table:table-cell>
          <table:table-cell office:value-type="currency" office:currency="USD" office:value="23.6">
            <text:p>$23.60</text:p>
          </table:table-cell>
          <table:table-cell office:value-type="float" office:value="1">
            <text:p>1</text:p>
          </table:table-cell>
          <table:table-cell table:formula="of:=[.F24]*[.E24]" office:value-type="currency" office:currency="USD" office:value="23.6">
            <text:p>$23.60</text:p>
          </table:table-cell>
          <table:table-cell table:number-columns-repeated="2"/>
        </table:table-row>
        <table:table-row table:style-name="ro1">
          <table:table-cell office:value-type="string">
            <text:p>C-2 Carbide Insert, 1/4" IC, 1/64" Radius</text:p>
          </table:table-cell>
          <table:table-cell office:value-type="string">
            <text:p>Tooling</text:p>
          </table:table-cell>
          <table:table-cell office:value-type="string">
            <text:p>Master Carr</text:p>
          </table:table-cell>
          <table:table-cell office:value-type="string">
            <text:p>3240A132 </text:p>
          </table:table-cell>
          <table:table-cell office:value-type="currency" office:currency="USD" office:value="5.13">
            <text:p>$5.13</text:p>
          </table:table-cell>
          <table:table-cell office:value-type="float" office:value="2">
            <text:p>2</text:p>
          </table:table-cell>
          <table:table-cell table:formula="of:=[.F25]*[.E25]" office:value-type="currency" office:currency="USD" office:value="10.26">
            <text:p>$10.26</text:p>
          </table:table-cell>
          <table:table-cell table:number-columns-repeated="2"/>
        </table:table-row>
        <table:table-row table:style-name="ro2">
          <table:table-cell office:value-type="string">
            <text:p>Carbide-Insert Boring Tool 1/2" Shank Dia, 7/16" min Hole Dia, 2-1/8" D Max Bore</text:p>
          </table:table-cell>
          <table:table-cell office:value-type="string">
            <text:p>Tooling</text:p>
          </table:table-cell>
          <table:table-cell office:value-type="string">
            <text:p>Master Carr</text:p>
          </table:table-cell>
          <table:table-cell office:value-type="string">
            <text:p>3249A202</text:p>
          </table:table-cell>
          <table:table-cell office:value-type="currency" office:currency="USD" office:value="25.59">
            <text:p>$25.59</text:p>
          </table:table-cell>
          <table:table-cell office:value-type="float" office:value="1">
            <text:p>1</text:p>
          </table:table-cell>
          <table:table-cell table:formula="of:=[.F26]*[.E26]" office:value-type="currency" office:currency="USD" office:value="25.59">
            <text:p>$25.59</text:p>
          </table:table-cell>
          <table:table-cell table:number-columns-repeated="2"/>
        </table:table-row>
        <table:table-row table:style-name="ro1">
          <table:table-cell office:value-type="string">
            <text:p>Good 2-56 tap for aluminum</text:p>
          </table:table-cell>
          <table:table-cell office:value-type="string">
            <text:p>Tooling</text:p>
          </table:table-cell>
          <table:table-cell office:value-type="string">
            <text:p>Master Carr</text:p>
          </table:table-cell>
          <table:table-cell office:value-type="string">
            <text:p><text:s/>2636A116</text:p>
          </table:table-cell>
          <table:table-cell office:value-type="currency" office:currency="USD" office:value="12.4">
            <text:p>$12.40</text:p>
          </table:table-cell>
          <table:table-cell office:value-type="float" office:value="1">
            <text:p>1</text:p>
          </table:table-cell>
          <table:table-cell table:formula="of:=[.F27]*[.E27]" office:value-type="currency" office:currency="USD" office:value="12.4">
            <text:p>$12.40</text:p>
          </table:table-cell>
          <table:table-cell table:number-columns-repeated="2"/>
        </table:table-row>
        <table:table-row table:style-name="ro1">
          <table:table-cell office:value-type="string">
            <text:p>Woodruff Cutter</text:p>
          </table:table-cell>
          <table:table-cell office:value-type="string">
            <text:p>Tooling</text:p>
          </table:table-cell>
          <table:table-cell office:value-type="string">
            <text:p>Master Carr</text:p>
          </table:table-cell>
          <table:table-cell office:value-type="string">
            <text:p>3031A11</text:p>
          </table:table-cell>
          <table:table-cell office:value-type="currency" office:currency="USD" office:value="21.69">
            <text:p>$21.69</text:p>
          </table:table-cell>
          <table:table-cell office:value-type="float" office:value="1">
            <text:p>1</text:p>
          </table:table-cell>
          <table:table-cell table:formula="of:=[.F28]*[.E28]" office:value-type="currency" office:currency="USD" office:value="21.69">
            <text:p>$21.69</text:p>
          </table:table-cell>
          <table:table-cell table:number-columns-repeated="2"/>
        </table:table-row>
        <table:table-row table:style-name="ro1">
          <table:table-cell office:value-type="string">
            <text:p>End mill, radius end mill, 0.125 radius, 0.5” dia, TiN</text:p>
          </table:table-cell>
          <table:table-cell office:value-type="string">
            <text:p>Tooling</text:p>
          </table:table-cell>
          <table:table-cell office:value-type="string">
            <text:p>MSC Direct</text:p>
          </table:table-cell>
          <table:table-cell table:style-name="ce4" office:value-type="float" office:value="8483075">
            <text:p>8483075</text:p>
          </table:table-cell>
          <table:table-cell office:value-type="currency" office:currency="USD" office:value="69.03">
            <text:p>$69.03</text:p>
          </table:table-cell>
          <table:table-cell office:value-type="float" office:value="1">
            <text:p>1</text:p>
          </table:table-cell>
          <table:table-cell table:formula="of:=[.F29]*[.E29]" office:value-type="currency" office:currency="USD" office:value="69.03">
            <text:p>$69.03</text:p>
          </table:table-cell>
          <table:table-cell table:number-columns-repeated="2"/>
        </table:table-row>
        <table:table-row table:style-name="ro1">
          <table:table-cell office:value-type="string">
            <text:p>End mill, TiN, 0.25” dia, standard end mill</text:p>
          </table:table-cell>
          <table:table-cell office:value-type="string">
            <text:p>Tooling</text:p>
          </table:table-cell>
          <table:table-cell office:value-type="string">
            <text:p>MSC Direct</text:p>
          </table:table-cell>
          <table:table-cell office:value-type="float" office:value="59517144">
            <text:p>59517144</text:p>
          </table:table-cell>
          <table:table-cell office:value-type="currency" office:currency="USD" office:value="22.5">
            <text:p>$22.50</text:p>
          </table:table-cell>
          <table:table-cell office:value-type="float" office:value="1">
            <text:p>1</text:p>
          </table:table-cell>
          <table:table-cell table:formula="of:=[.F30]*[.E30]" office:value-type="currency" office:currency="USD" office:value="22.5">
            <text:p>$22.50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number-columns-repeated="3"/>
          <table:table-cell table:style-name="ce10" table:formula="of:=SUM([.G2:.G30])" office:value-type="currency" office:currency="USD" office:value="499.64">
            <text:p>$499.64</text:p>
          </table:table-cell>
        </table:table-row>
        <table:table-row table:style-name="ro3" table:number-rows-repeated="2">
          <table:table-cell table:number-columns-repeated="9"/>
        </table:table-row>
        <table:table-row table:style-name="ro1">
          <table:table-cell office:value-type="string">
            <text:p>6.0” OD, 1.75” thick, Aluminum 6061-T6 Round Bar</text:p>
          </table:table-cell>
          <table:table-cell office:value-type="string">
            <text:p>Base Plate</text:p>
          </table:table-cell>
          <table:table-cell office:value-type="string">
            <text:p>Metal Supermarkets</text:p>
          </table:table-cell>
          <table:table-cell/>
          <table:table-cell office:value-type="currency" office:currency="USD" office:value="18.17">
            <text:p>$18.17</text:p>
          </table:table-cell>
          <table:table-cell office:value-type="float" office:value="1">
            <text:p>1</text:p>
          </table:table-cell>
          <table:table-cell table:formula="of:=[.F34]*[.E34]" office:value-type="currency" office:currency="USD" office:value="18.17">
            <text:p>$18.17</text:p>
          </table:table-cell>
          <table:table-cell table:number-columns-repeated="2"/>
        </table:table-row>
        <table:table-row table:style-name="ro2">
          <table:table-cell office:value-type="string">
            <text:p>3” x 0.25” x 36” 6061-T6 Flat Bar, if we need to machine control arms</text:p>
          </table:table-cell>
          <table:table-cell office:value-type="string">
            <text:p>Control Arm</text:p>
          </table:table-cell>
          <table:table-cell office:value-type="string">
            <text:p>Metal Supermarkets</text:p>
          </table:table-cell>
          <table:table-cell/>
          <table:table-cell office:value-type="currency" office:currency="USD" office:value="12.06">
            <text:p>$12.06</text:p>
          </table:table-cell>
          <table:table-cell office:value-type="float" office:value="1">
            <text:p>1</text:p>
          </table:table-cell>
          <table:table-cell table:formula="of:=[.F35]*[.E35]" office:value-type="currency" office:currency="USD" office:value="12.06">
            <text:p>$12.06</text:p>
          </table:table-cell>
          <table:table-cell table:number-columns-repeated="2"/>
        </table:table-row>
        <table:table-row table:style-name="ro2">
          <table:table-cell office:value-type="string">
            <text:p>0.75” x 0.75” x 3ft 6061-T6 Square Bar</text:p>
          </table:table-cell>
          <table:table-cell office:value-type="string">
            <text:p>D-Blocks for mounting parts in modules</text:p>
          </table:table-cell>
          <table:table-cell office:value-type="string">
            <text:p>Metal Supermarkets</text:p>
          </table:table-cell>
          <table:table-cell/>
          <table:table-cell office:value-type="currency" office:currency="USD" office:value="8.89">
            <text:p>$8.89</text:p>
          </table:table-cell>
          <table:table-cell office:value-type="float" office:value="1">
            <text:p>1</text:p>
          </table:table-cell>
          <table:table-cell table:formula="of:=[.F36]*[.E36]" office:value-type="currency" office:currency="USD" office:value="8.89">
            <text:p>$8.89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3" office:value-type="string">
            <text:p>18-8 Stainless Steel Nylon-Insert Hex Locknut 2-56 Thread Size, 1/4" Width, 9/64" Height</text:p>
          </table:table-cell>
          <table:table-cell office:value-type="string">
            <text:p>Linkage</text:p>
          </table:table-cell>
          <table:table-cell office:value-type="string">
            <text:p>Master Carr</text:p>
          </table:table-cell>
          <table:table-cell office:value-type="string">
            <text:p>91831A002</text:p>
          </table:table-cell>
          <table:table-cell office:value-type="currency" office:currency="USD" office:value="13.62">
            <text:p>$13.62</text:p>
          </table:table-cell>
          <table:table-cell office:value-type="float" office:value="1">
            <text:p>1</text:p>
          </table:table-cell>
          <table:table-cell table:formula="of:=[.F39]*[.E39]" office:value-type="currency" office:currency="USD" office:value="13.62">
            <text:p>$13.62</text:p>
          </table:table-cell>
          <table:table-cell table:number-columns-repeated="2"/>
        </table:table-row>
        <table:table-row table:style-name="ro2">
          <table:table-cell office:value-type="string">
            <text:p>E-Clips, Black-Phosphate Steel E-Style Retaining Ring for 1/4" Shaft Diameter</text:p>
          </table:table-cell>
          <table:table-cell office:value-type="string">
            <text:p>Control Arm</text:p>
          </table:table-cell>
          <table:table-cell office:value-type="string">
            <text:p>Master Carr</text:p>
          </table:table-cell>
          <table:table-cell office:value-type="string">
            <text:p>97431A300</text:p>
          </table:table-cell>
          <table:table-cell office:value-type="currency" office:currency="USD" office:value="5.48">
            <text:p>$5.48</text:p>
          </table:table-cell>
          <table:table-cell office:value-type="float" office:value="1">
            <text:p>1</text:p>
          </table:table-cell>
          <table:table-cell table:formula="of:=[.F40]*[.E40]" office:value-type="currency" office:currency="USD" office:value="5.48">
            <text:p>$5.48</text:p>
          </table:table-cell>
          <table:table-cell table:number-columns-repeated="2"/>
        </table:table-row>
        <table:table-row table:style-name="ro2">
          <table:table-cell office:value-type="string">
            <text:p>18-8 SS Precision Bearing Spacing Shim .020" Thick, .167" ID, .248" OD</text:p>
          </table:table-cell>
          <table:table-cell office:value-type="string">
            <text:p>Shims for aligning fins</text:p>
          </table:table-cell>
          <table:table-cell office:value-type="string">
            <text:p>Master Carr</text:p>
          </table:table-cell>
          <table:table-cell table:style-name="ce4" office:value-type="string">
            <text:p>93574A213 </text:p>
          </table:table-cell>
          <table:table-cell table:style-name="Default" office:value-type="float" office:value="7.81">
            <text:p>7.81</text:p>
          </table:table-cell>
          <table:table-cell office:value-type="float" office:value="1">
            <text:p>1</text:p>
          </table:table-cell>
          <table:table-cell table:formula="of:=[.F41]*[.E41]" office:value-type="float" office:value="7.81">
            <text:p>7.81</text:p>
          </table:table-cell>
          <table:table-cell table:number-columns-repeated="2"/>
        </table:table-row>
        <table:table-row table:style-name="ro2">
          <table:table-cell office:value-type="string">
            <text:p>8-8 SS Precision Bearing Spacing Shim .010" Thick, .167" ID, .248" OD</text:p>
          </table:table-cell>
          <table:table-cell office:value-type="string">
            <text:p>Shims for aligning fins</text:p>
          </table:table-cell>
          <table:table-cell office:value-type="string">
            <text:p>Master Carr</text:p>
          </table:table-cell>
          <table:table-cell table:style-name="ce6" office:value-type="string">
            <text:p>93574A211</text:p>
          </table:table-cell>
          <table:table-cell table:style-name="Default" office:value-type="float" office:value="7.81">
            <text:p>7.81</text:p>
          </table:table-cell>
          <table:table-cell office:value-type="float" office:value="1">
            <text:p>1</text:p>
          </table:table-cell>
          <table:table-cell table:formula="of:=[.F42]*[.E42]" office:value-type="float" office:value="7.81">
            <text:p>7.81</text:p>
          </table:table-cell>
          <table:table-cell table:number-columns-repeated="2"/>
        </table:table-row>
        <table:table-row table:style-name="ro4">
          <table:table-cell table:style-name="ce4" office:value-type="string">
            <text:p>18-8 SS Precision Bearing Spacing Shim .005" Thick, .167" ID, .248" OD </text:p>
          </table:table-cell>
          <table:table-cell office:value-type="string">
            <text:p>Shims for aligning fins</text:p>
          </table:table-cell>
          <table:table-cell office:value-type="string">
            <text:p>Master Carr</text:p>
          </table:table-cell>
          <table:table-cell table:style-name="ce6" office:value-type="string">
            <text:p>93574A207</text:p>
          </table:table-cell>
          <table:table-cell table:style-name="Default" office:value-type="float" office:value="7.81">
            <text:p>7.81</text:p>
          </table:table-cell>
          <table:table-cell office:value-type="float" office:value="1">
            <text:p>1</text:p>
          </table:table-cell>
          <table:table-cell table:formula="of:=[.F43]*[.E43]" office:value-type="float" office:value="7.81">
            <text:p>7.81</text:p>
          </table:table-cell>
          <table:table-cell table:number-columns-repeated="2"/>
        </table:table-row>
        <table:table-row table:style-name="ro3">
          <table:table-cell table:style-name="Default" table:number-columns-repeated="5"/>
          <table:table-cell table:number-columns-repeated="2"/>
          <table:table-cell table:formula="of:=SUM([.G39:.G43])" office:value-type="currency" office:currency="USD" office:value="42.53">
            <text:p>$42.53</text:p>
          </table:table-cell>
          <table:table-cell/>
        </table:table-row>
        <table:table-row table:style-name="ro1">
          <table:table-cell office:value-type="string">
            <text:p>Plates for canards</text:p>
          </table:table-cell>
          <table:table-cell/>
          <table:table-cell office:value-type="string">
            <text:p>Master Carr</text:p>
          </table:table-cell>
          <table:table-cell office:value-type="string">
            <text:p>9517K112</text:p>
          </table:table-cell>
          <table:table-cell table:number-columns-repeated="5"/>
        </table:table-row>
        <table:table-row table:style-name="ro3" table:number-rows-repeated="2">
          <table:table-cell table:number-columns-repeated="9"/>
        </table:table-row>
        <table:table-row table:style-name="ro2">
          <table:table-cell office:value-type="string">
            <text:p>Dubro Swivel Ball Links 2-56 (12)</text:p>
          </table:table-cell>
          <table:table-cell office:value-type="string">
            <text:p>Linkage</text:p>
          </table:table-cell>
          <table:table-cell office:value-type="string">
            <text:p/>
            <text:p><text:a xlink:href="http://www.towerhobbies.com/">www.towerhobbies.com</text:a></text:p>
          </table:table-cell>
          <table:table-cell office:value-type="string">
            <text:p>LXAPC4</text:p>
          </table:table-cell>
          <table:table-cell office:value-type="currency" office:currency="USD" office:value="16.39">
            <text:p>$16.39</text:p>
          </table:table-cell>
          <table:table-cell office:value-type="float" office:value="2">
            <text:p>2</text:p>
          </table:table-cell>
          <table:table-cell table:formula="of:=[.F48]*[.E48]" office:value-type="currency" office:currency="USD" office:value="32.78">
            <text:p>$32.78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 table:number-columns-repeated="6"/>
        </table:table-row>
        <table:table-row table:style-name="ro3">
          <table:table-cell table:style-name="Default" table:number-columns-repeated="5"/>
          <table:table-cell table:number-columns-repeated="4"/>
        </table:table-row>
        <table:table-row table:style-name="ro3" table:number-rows-repeated="65485">
          <table:table-cell table:number-columns-repeated="9"/>
        </table:table-row>
        <table:table-row table:style-name="ro3">
          <table:table-cell table:number-columns-repeated="9"/>
        </table:table-row>
      </table:table>
      <table:database-ranges>
        <table:database-range table:target-range-address="Sheet1.A2:Sheet1.G30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9">11/29/2009</text:date>, <text:time>12:5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9T12:54:57.60</dc:date>
    <meta:editing-duration>PT06H23M30S</meta:editing-duration>
    <meta:editing-cycles>77</meta:editing-cycles>
    <meta:generator>OpenOffice.org/3.0$Win32 OpenOffice.org_project/300m15$Build-9379</meta:generator>
    <meta:document-statistic meta:table-count="1" meta:cell-count="268" meta:object-count="0"/>
    <meta:user-defined meta:name="Info 1"/>
    <meta:user-defined meta:name="Info 2"/>
    <meta:user-defined meta:name="Info 3"/>
    <meta:user-defined meta:name="Info 4"/>
  </office:meta>
</office:document-meta>
</file>